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MMI12" svg:font-family="CMMI12" style:font-family-generic="roman" style:font-pitch="variable"/>
    <style:font-face style:name="CMR12" svg:font-family="CMR12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BM10" svg:font-family="MSBM10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/>
  </office:font-face-decls>
  <office:automatic-styles>
    <style:style style:name="P1" style:family="paragraph" style:parent-style-name="Standard" style:list-style-name="L1">
      <style:text-properties officeooo:rsid="00194269" officeooo:paragraph-rsid="00194269"/>
    </style:style>
    <style:style style:name="P2" style:family="paragraph" style:parent-style-name="Standard" style:list-style-name="L1">
      <style:text-properties officeooo:paragraph-rsid="00194269"/>
    </style:style>
    <style:style style:name="T1" style:family="text">
      <style:text-properties officeooo:rsid="00194269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Segoe UI" fo:font-size="12pt" style:font-size-asian="12pt"/>
    </style:style>
    <style:style style:name="T4" style:family="text">
      <style:text-properties style:text-position="0% 100%"/>
    </style:style>
    <style:style style:name="T5" style:family="text">
      <style:text-properties style:text-position="0% 100%" style:font-name="Segoe UI" fo:font-size="12pt" style:font-size-asian="12pt"/>
    </style:style>
    <style:style style:name="T6" style:family="text">
      <style:text-properties style:font-name="CMR12" fo:font-size="12pt" style:font-size-asian="12pt"/>
    </style:style>
    <style:style style:name="T7" style:family="text">
      <style:text-properties style:font-name="CMR12" fo:font-size="12pt" officeooo:rsid="00194269" style:font-size-asian="12pt"/>
    </style:style>
    <style:style style:name="T8" style:family="text">
      <style:text-properties style:font-name="CMMI12" fo:font-size="12pt" style:font-size-asian="12pt"/>
    </style:style>
    <style:style style:name="T9" style:family="text">
      <style:text-properties style:font-name="CMMI12" fo:font-size="12pt" officeooo:rsid="00194269" style:font-size-asian="12pt"/>
    </style:style>
    <style:style style:name="T10" style:family="text">
      <style:text-properties style:font-name="MSBM10" fo:font-size="12pt" style:font-size-asian="12pt"/>
    </style:style>
    <style:style style:name="T11" style:family="text">
      <style:text-properties style:font-name="MSBM10" fo:font-size="12pt" officeooo:rsid="00194269" style:font-size-asian="12pt"/>
    </style:style>
    <style:style style:name="T12" style:family="text">
      <style:text-properties style:font-name="Segoe UI" fo:font-size="12pt" style:font-size-asian="12pt"/>
    </style:style>
    <style:style style:name="T13" style:family="text">
      <style:text-properties style:font-name="Segoe UI" fo:font-size="12pt" officeooo:rsid="00194269" style:font-size-asian="12pt"/>
    </style:style>
    <style:style style:name="T14" style:family="text">
      <style:text-properties style:text-position="super 58%" style:font-name="Segoe UI" fo:font-size="12pt" style:font-size-asian="12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94894281" text:style-name="L1">
        <text:list-item>
          <text:p text:style-name="P1">OPUC</text:p>
          <text:list>
            <text:list-item>
              <text:p text:style-name="P2"><text:span text:style-name="T1">Definition: </text:span><text:span text:style-name="T6">\OPUC is the study of probability measures on </text:span><text:span text:style-name="T8">@</text:span><text:span text:style-name="T10">D</text:span><text:span text:style-name="T6">, that is, positive measures, </text:span><text:span text:style-name="T13">μ </text:span><text:span text:style-name="T7">with </text:span><text:span text:style-name="T13">μ</text:span><text:span text:style-name="T7">(</text:span><text:span text:style-name="T9">@</text:span><text:span text:style-name="T11">D</text:span><text:span text:style-name="T7">) = 1</text:span><text:span text:style-name="T9">.</text:span><text:span text:style-name="T7">"</text:span></text:p>
              <text:list>
                <text:list-item>
                  <text:p text:style-name="P1"><text:span text:style-name="T6">Zeros are foci</text:span></text:p>
                </text:list-item>
                <text:list-item>
                  <text:p text:style-name="P1"><text:span text:style-name="T12">The zeros of ϕ</text:span><text:span text:style-name="T3">n</text:span><text:span text:style-name="T5">(z;f1,f2,...fn):=Π(z-fj) provide the vertices of the OPUC</text:span></text:p>
                </text:list-item>
              </text:list>
            </text:list-item>
            <text:list-item>
              <text:p text:style-name="P1"><text:span text:style-name="T5">P</text:span>OPUC</text:p>
              <text:list>
                <text:list-item>
                  <text:p text:style-name="P1"><text:span text:style-name="T5"/></text:p>
                </text:list-item>
              </text:list>
            </text:list-item>
          </text:list>
        </text:list-item>
        <text:list-item>
          <text:p text:style-name="P1">How we get them</text:p>
          <text:list>
            <text:list-item>
              <text:p text:style-name="P2"><text:span text:style-name="T1">Blaschke products</text:span></text:p>
              <text:list>
                <text:list-item>
                  <text:p text:style-name="P2"/>
                </text:list-item>
              </text:list>
            </text:list-item>
            <text:list-item>
              <text:p text:style-name="P1">Szego Recursion</text:p>
              <text:list>
                <text:list-item>
                  <text:p text:style-name="P1"><text:span text:style-name="T12">ϕ</text:span><text:span text:style-name="T3">n</text:span><text:span text:style-name="T5">(z;f1,f2,...fn):=Π(z-fj)=sum(c</text:span><text:span text:style-name="T3">j</text:span><text:span text:style-name="T5">z</text:span><text:span text:style-name="T14">j</text:span><text:span text:style-name="T5">)</text:span></text:p>
                </text:list-item>
                <text:list-item>
                  <text:p text:style-name="P1"><text:span text:style-name="T5">ϕ</text:span><text:span text:style-name="T3">n</text:span><text:span text:style-name="T14">*</text:span><text:span text:style-name="T5">=z</text:span><text:span text:style-name="T14">n</text:span><text:span text:style-name="T5">conj(ϕ</text:span><text:span text:style-name="T3">n</text:span><text:span text:style-name="T5">(1/conj(z))</text:span></text:p>
                </text:list-item>
              </text:list>
            </text:list-item>
            <text:list-item>
              <text:p text:style-name="P1">CMZ Matracies</text:p>
              <text:list>
                <text:list-item>
                  <text:p text:style-name="P1">The zeros of the characteristic polynomial of the n*n matrix are the foci of the degree n opuc</text:p>
                </text:list-item>
                <text:list-item>
                  <text:p text:style-name="P1">Numerical Range</text:p>
                  <text:list>
                    <text:list-item>
                      <text:p text:style-name="P1">Image of the unit ball under a functinon.</text:p>
                    </text:list-item>
                    <text:list-item>
                      <text:p text:style-name="P1">The ellipse of is the boundary of the numerical range.</text:p>
                    </text:list-item>
                  </text:list>
                </text:list-item>
                <text:list-item>
                  <text:p text:style-name="P1">Dilation</text:p>
                </text:list-item>
                <text:list-item>
                  <text:p text:style-name="P1">The zeros of the characteristic polynomial of the n+1*n+1 dilated matrix are the vertices of the degree n opuc.</text:p>
                </text:list-item>
              </text:list>
            </text:list-item>
            <text:list-item>
              <text:p text:style-name="P1">B<text:span text:style-name="T2">2</text:span><text:span text:style-name="T4"> Relationships</text:span></text:p>
            </text:list-item>
          </text:list>
        </text:list-item>
        <text:list-item>
          <text:p text:style-name="P1">Programs</text:p>
          <text:list>
            <text:list-item>
              <text:p text:style-name="P1">Triangles</text:p>
            </text:list-item>
            <text:list-item>
              <text:p text:style-name="P1">Heptag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MMI12" svg:font-family="CMMI12" style:font-family-generic="roman" style:font-pitch="variable"/>
    <style:font-face style:name="CMR12" svg:font-family="CMR12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BM10" svg:font-family="MSBM10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7T12:30:38.816000000</meta:creation-date>
    <dc:date>2022-12-07T19:50:57.991000000</dc:date>
    <meta:editing-duration>PT7H20M19S</meta:editing-duration>
    <meta:editing-cycles>1</meta:editing-cycles>
    <meta:document-statistic meta:table-count="0" meta:image-count="0" meta:object-count="0" meta:page-count="1" meta:paragraph-count="23" meta:word-count="132" meta:character-count="710" meta:non-whitespace-character-count="622"/>
    <meta:generator>LibreOffice/7.4.1.2$Windows_X86_64 LibreOffice_project/3c58a8f3a960df8bc8fd77b461821e42c061c5f0</meta:generator>
  </office:meta>
</office:document-meta>
</file>